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81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2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mstette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ludenz</text:p>
          </table:table-cell>
          <table:table-cell office:value-type="string" calcext:value-type="string">
            <text:p>Vorarl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unau-am-inn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egenz</text:p>
          </table:table-cell>
          <table:table-cell office:value-type="string" calcext:value-type="string">
            <text:p>Vorarl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ruck-an-der-leitha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ruck-an-der-mur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heute eigentlich BM bruck-muerzzuschlag</text:p>
          </table:table-cell>
          <table:table-cell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uerzzuschlag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deutschlandsberg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rnbirn</text:p>
          </table:table-cell>
          <table:table-cell office:value-type="string" calcext:value-type="string">
            <text:p>Vorarl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eferding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isenstadt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isenstadt-umgebung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Vorarl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eldkirchen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eistadt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aenserndorf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muend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munden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raz-umgebung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ieskirchen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uessing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llein</text:p>
          </table:table-cell>
          <table:table-cell office:value-type="string" calcext:value-type="string">
            <text:p>Salzb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hartberg-fuerstenfeld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in kachelmann getrennt hartberg, fuerstenfeld (hb, ff)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ermagor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hollabrun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st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nnsbruck-land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nnersdorf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chdorf-an-der-krems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itzbuehel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lagenfurt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lagenfurt-land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korneuburg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Krems-an-der-donau-stadt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rems-an-der-donau-land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ufstein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ndeck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eibnitz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leoben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lienz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zen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lilienfeld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nz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linz-land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ttersburg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stelbach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edling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rau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urtal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neunkirche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eusiedl-am-see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berpullendorf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oberwart</text:p>
          </table:table-cell>
          <table:table-cell office:value-type="string" calcext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g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tte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ied-im-innkreis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hrbach-im-muehlkreis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kachelmann zeigt gesamtes bundesland</text:p>
          </table:table-cell>
          <table:table-cell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alzburg-umgebung</text:p>
          </table:table-cell>
          <table:table-cell office:value-type="string" calcext:value-type="string">
            <text:p>Salzb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sankt-johann-im-pongau</text:p>
          </table:table-cell>
          <table:table-cell office:value-type="string" calcext:value-type="string">
            <text:p>Salzb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ankt-poelte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ankt-veit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chaerding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cheibbs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chwaz</text:p>
          </table:table-cell>
          <table:table-cell office:value-type="string" calcext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ittal-an-der-drau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teyr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teyr-land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feldbach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“Südoststeiermark”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msweg</text:p>
          </table:table-cell>
          <table:table-cell office:value-type="string" calcext:value-type="string">
            <text:p>Salzb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ulln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urfahr-umgebung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llach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illach-land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voitsberg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voecklabruck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</text:p>
          </table:table-cell>
          <table:table-cell office:value-type="string" calcext:value-type="string">
            <text:p>voelkermarkt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Waidhofen-an-der-thaya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aidhofen-an-der-ybbs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</text:p>
          </table:table-cell>
          <table:table-cell office:value-type="string" calcext:value-type="string">
            <text:p>weiz</text:p>
          </table:table-cell>
          <table:table-cell office:value-type="string" calcext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wels-land</text:p>
          </table:table-cell>
          <table:table-cell office:value-type="string" calcext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W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</text:p>
          </table:table-cell>
          <table:table-cell office:value-type="string" calcext:value-type="string">
            <text:p>wiener-neustadt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wiener-neustadt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wolfsberg</text:p>
          </table:table-cell>
          <table:table-cell office:value-type="string" calcext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zell-am-see</text:p>
          </table:table-cell>
          <table:table-cell office:value-type="string" calcext:value-type="string">
            <text:p>Salzb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</text:p>
          </table:table-cell>
          <table:table-cell office:value-type="string" calcext:value-type="string">
            <text:p>zwettl</text:p>
          </table:table-cell>
          <table:table-cell office:value-type="string" calcext:value-type="string">
            <text:p>Niederösterrei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8:21:49.133231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7:35:58.051358796</meta:creation-date>
    <dc:date>2020-08-22T19:01:42.455996401</dc:date>
    <meta:editing-duration>PT54M48S</meta:editing-duration>
    <meta:editing-cycles>22</meta:editing-cycles>
    <meta:generator>LibreOffice/6.4.5.2$Linux_X86_64 LibreOffice_project/40$Build-2</meta:generator>
    <meta:document-statistic meta:table-count="1" meta:cell-count="283" meta:object-count="0"/>
  </office:meta>
</office:document-meta>
</file>